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06pt"/>
    </style:style>
    <style:style style:name="co3" style:family="table-column">
      <style:table-column-properties fo:break-before="auto" style:column-width="10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OpenGL Implement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“Frequency” = k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“Phi” = omega</text:p>
          </table:table-cell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sqrt(gk)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/>
          <table:table-cell office:value-type="float" office:value="0.028" calcext:value-type="float">
            <text:p>0.028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QRT(9.81*[.B3])" office:value-type="float" office:value="0.524099227246139" calcext:value-type="float">
            <text:p>0.5240992272</text:p>
          </table:table-cell>
          <table:table-cell table:formula="of:=2*PI()/[.D3]" office:value-type="float" office:value="12.5663706143592" calcext:value-type="float">
            <text:p>12.5663706144</text:p>
          </table:table-cell>
        </table:table-row>
        <table:table-row table:style-name="ro1">
          <table:table-cell/>
          <table:table-cell table:formula="of:=3.2*[.B3]" office:value-type="float" office:value="0.0896" calcext:value-type="float">
            <text:p>0.0896</text:p>
          </table:table-cell>
          <table:table-cell office:value-type="float" office:value="0.04" calcext:value-type="float">
            <text:p>0.04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table:formula="of:=SQRT(9.81*[.B4])" office:value-type="float" office:value="0.937537199261981" calcext:value-type="float">
            <text:p>0.9375371993</text:p>
          </table:table-cell>
          <table:table-cell table:formula="of:=2*PI()/[.D4]" office:value-type="float" office:value="3.69599135716446" calcext:value-type="float">
            <text:p>3.6959913572</text:p>
          </table:table-cell>
        </table:table-row>
        <table:table-row table:style-name="ro1">
          <table:table-cell/>
          <table:table-cell table:formula="of:=1.8*[.B4]" office:value-type="float" office:value="0.16128" calcext:value-type="float">
            <text:p>0.1612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QRT(9.81*[.B5])" office:value-type="float" office:value="1.25783814539073" calcext:value-type="float">
            <text:p>1.2578381454</text:p>
          </table:table-cell>
          <table:table-cell table:formula="of:=2*PI()/[.D5]" office:value-type="float" office:value="6.28318530717959" calcext:value-type="float">
            <text:p>6.2831853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2:43:56.800793783</meta:creation-date>
    <dc:date>2018-02-01T09:13:33.987285624</dc:date>
    <meta:editing-duration>PT20H8M36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